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63d" officeooo:paragraph-rsid="0014e63d"/>
    </style:style>
    <style:style style:name="P2" style:family="paragraph" style:parent-style-name="Standard">
      <style:text-properties officeooo:rsid="0014e63d" officeooo:paragraph-rsid="0014e63d" fo:background-color="#ffff00"/>
    </style:style>
    <style:style style:name="P3" style:family="paragraph" style:parent-style-name="Standard">
      <style:text-properties officeooo:rsid="0014e63d" officeooo:paragraph-rsid="0014e63d"/>
    </style:style>
    <style:style style:name="P4" style:family="paragraph" style:parent-style-name="Standard">
      <style:text-properties officeooo:rsid="001ad171" officeooo:paragraph-rsid="001ad171"/>
    </style:style>
    <style:style style:name="T1" style:family="text">
      <style:text-properties officeooo:rsid="00163a66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*upgrade to AWD model</text:span> </text:p>
      <text:p text:style-name="P1">*simulate diff conditions </text:p>
      <text:p text:style-name="P1"><text:tab/>show fuel consumption </text:p>
      <text:p text:style-name="P1"><text:tab/>vs speed /RPM </text:p>
      <text:p text:style-name="P2">*cadillac ct6 </text:p>
      <text:p text:style-name="P2"><text:tab/>*look up specs </text:p>
      <text:p text:style-name="P2"><text:tab/>*natural aspirated </text:p>
      <text:p text:style-name="P2"><text:tab/>*awd </text:p>
      <text:p text:style-name="P2"><text:tab/>*veh. specs </text:p>
      <text:p text:style-name="P2"><text:tab/> </text:p>
      <text:p text:style-name="P1">*start driving at hwy speeds </text:p>
      <text:p text:style-name="P1"><text:tab/>*check fuel <text:tab/><text:tab/>consumption vs published numbers </text:p>
      <text:p text:style-name="P1"/>
      <text:p text:style-name="P1">*check city mpg </text:p>
      <text:p text:style-name="P1"/>
      <text:p text:style-name="P1">*outside block to input throttle maximize fuel savings </text:p>
      <text:p text:style-name="P1">*<text:span text:style-name="T1">variable wind velocity</text:span></text:p>
      <text:p text:style-name="P1"/>
      <text:p text:style-name="P1">*****<text:span text:style-name="T1">variable road incline, Road traction</text:span></text:p>
      <text:p text:style-name="P1"/>
      <text:p text:style-name="P1">**<text:span text:style-name="T1">simulate real driving conditions</text:span></text:p>
      <text:p text:style-name="P1"/>
      <text:p text:style-name="P1">*<text:span text:style-name="T1">realistic throttle and brake profilesX</text:span></text:p>
      <text:p text:style-name="P1"/>
      <text:p text:style-name="P4">*test battery capacity engine not running</text:p>
      <text:p text:style-name="P4">*split electrical load into 2</text:p>
      <text:p text:style-name="P4"><text:tab/>*OEM</text:p>
      <text:p text:style-name="P4"><text:tab/>*automated vehicle load</text:p>
      <text:p text:style-name="P4">*add dome lights</text:p>
      <text:p text:style-name="P4">*vehicle settings</text:p>
      <text:p text:style-name="P4"><text:tab/>*user customizable settings</text:p>
      <text:p text:style-name="P4"><text:tab/>*physical switch sett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7:33:42.750524882</meta:creation-date>
    <dc:date>2017-11-14T14:43:01.394495889</dc:date>
    <meta:editing-duration>PT1M3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88" meta:character-count="628" meta:non-whitespace-character-count="537"/>
  </office:meta>
</office:document-meta>
</file>